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1.59mm"/>
    </style:style>
    <style:style style:name="co2" style:family="table-column">
      <style:table-column-properties fo:break-before="auto" style:column-width="60.66mm"/>
    </style:style>
    <style:style style:name="co3" style:family="table-column">
      <style:table-column-properties fo:break-before="auto" style:column-width="46.9mm"/>
    </style:style>
    <style:style style:name="co4" style:family="table-column">
      <style:table-column-properties fo:break-before="auto" style:column-width="46.28mm"/>
    </style:style>
    <style:style style:name="co5" style:family="table-column">
      <style:table-column-properties fo:break-before="auto" style:column-width="42.35mm"/>
    </style:style>
    <style:style style:name="co6" style:family="table-column">
      <style:table-column-properties fo:break-before="auto" style:column-width="47.96mm"/>
    </style:style>
    <style:style style:name="co7" style:family="table-column">
      <style:table-column-properties fo:break-before="auto" style:column-width="39.7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8.44mm" fo:break-before="auto" style:use-optimal-row-height="true"/>
    </style:style>
    <style:style style:name="ro3" style:family="table-row">
      <style:table-row-properties style:row-height="27.32mm" fo:break-before="auto" style:use-optimal-row-height="true"/>
    </style:style>
    <style:style style:name="ro4" style:family="table-row">
      <style:table-row-properties style:row-height="14.2mm" fo:break-before="auto" style:use-optimal-row-height="true"/>
    </style:style>
    <style:style style:name="ro5" style:family="table-row">
      <style:table-row-properties style:row-height="15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style:font-name-asian="WenQuanYi Zen Hei Sharp" style:font-name-complex="Lohit Devanagari"/>
    </style:style>
    <style:style style:name="T2" style:family="text">
      <style:text-properties style:font-name="Liberation Sans" style:font-name-asian="WenQuanYi Zen Hei Sharp" style:font-name-complex="Lohit Devanagari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RAN metrics used</text:p>
          </table:table-cell>
          <table:table-cell table:style-name="ce2" office:value-type="string" calcext:value-type="string">
            <text:p>Perf. Metrics Used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Note</text:p>
          </table:table-cell>
          <table:table-cell table:style-name="ce2" table:number-columns-repeated="1016"/>
        </table:table-row>
        <table:table-row table:style-name="ro2">
          <table:table-cell table:style-name="ce3" office:value-type="string" calcext:value-type="string">
            <text:p>Raca et al 2019,</text:p>
            <text:p>UCC,</text:p>
            <text:p>Empowering video players…,</text:p>
          </table:table-cell>
          <table:table-cell office:value-type="string" calcext:value-type="string">
            <text:p>- Throughput prediction a the client side to be fed to ABR algorithm</text:p>
            <text:p/>
            <text:p><text:span text:style-name="T1">- Average throughput </text:span><text:span text:style-name="T2">(</text:span><text:span text:style-name="T1">over next x seconds</text:span><text:span text:style-name="T2">)</text:span><text:span text:style-name="T1">, rather than instantaneous</text:span></text:p>
            <text:p><text:span text:style-name="T1"/></text:p>
          </table:table-cell>
          <table:table-cell office:value-type="string" calcext:value-type="string">
            <text:p>Random Forest (scikit learn)</text:p>
            <text:p/>
            <text:p>- employ 10-fold-CV</text:p>
          </table:table-cell>
          <table:table-cell office:value-type="string" calcext:value-type="string">
            <text:p>- 4G dataset Beyond Throughput … </text:p>
            <text:p/>
            <text:p>- filter out traces with less than 500 records based on Yue et al. (LinkForecast)</text:p>
          </table:table-cell>
          <table:table-cell office:value-type="string" calcext:value-type="string">
            <text:p/>
            <text:p>RSRP, </text:p>
            <text:p>RSRQ, </text:p>
            <text:p>SNR, </text:p>
            <text:p>CQI, </text:p>
            <text:p>NRxRSRQ (neighbor cell),</text:p>
            <text:p><text:span text:style-name="T1">NRxRSRP (neighbor cell),</text:span></text:p>
            <text:p><text:span text:style-name="T1">DL/UL Throughput, </text:span></text:p>
            <text:p><text:span text:style-name="T1">Physical Mobility speed, </text:span></text:p>
            <text:p><text:span text:style-name="T1">Historial application throughput</text:span></text:p>
            <text:p><text:span text:style-name="T1"/></text:p>
            <text:p><text:span text:style-name="T1">Use percentiles and mean of above raw metrics</text:span></text:p>
          </table:table-cell>
          <table:table-cell office:value-type="string" calcext:value-type="string">
            <text:p>- Absolute value of residual error (ARE)</text:p>
            <text:p/>
            <text:p>- R^2 score </text:p>
            <text:p/>
            <text:p>- Generalization error</text:p>
          </table:table-cell>
          <table:table-cell office:value-type="string" calcext:value-type="string">
            <text:p>- Quantile achieve lower ARE</text:p>
            <text:p>- ARE reduces when increasing history and horizon (supposed. Reduction of variance)</text:p>
            <text:p/>
            <text:p>- RAN metrics importance increases with horizon and history</text:p>
          </table:table-cell>
          <table:table-cell office:value-type="string" calcext:value-type="string">
            <text:p>- The use of average metrics may highly be affected by outliers</text:p>
            <text:p/>
            <text:p>- Implemented a testbed using a mobile devic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Yue et al 2018, LinkForeCast</text:p>
          </table:table-cell>
          <table:table-cell office:value-type="string" calcext:value-type="string">
            <text:p>Throughput prediction using high layer and low layer information</text:p>
            <text:p/>
            <text:p/>
          </table:table-cell>
          <table:table-cell office:value-type="string" calcext:value-type="string">
            <text:p>Random Forest </text:p>
            <text:p/>
            <text:p>Use a number of past states (window size)</text:p>
          </table:table-cell>
          <table:table-cell office:value-type="string" calcext:value-type="string">
            <text:p>- collected from measurements over 15 months in the US from telco providers</text:p>
            <text:p>- Different mobility patterns (stationary, walking, local and hihway driving</text:p>
          </table:table-cell>
          <table:table-cell office:value-type="string" calcext:value-type="string">
            <text:p>Historical throughput, </text:p>
            <text:p>RSRP, </text:p>
            <text:p>RSRQ, </text:p>
            <text:p>CQI</text:p>
          </table:table-cell>
          <table:table-cell table:style-name="ce5" office:value-type="string" calcext:value-type="string">
            <text:p>relative prediction error (predicted bandwidth minus the actual bandwidth, and then divided by the actual bandwidth, absolute value).</text:p>
          </table:table-cell>
          <table:table-cell office:value-type="string" calcext:value-type="string">
            <text:p>- Average prediction eror of 3.9 to 17%</text:p>
          </table:table-cell>
          <table:table-cell office:value-type="string" calcext:value-type="string">
            <text:p>- Performed correlation analysis of the measured metrics and throughput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Kurdoglu et al. 2016, </text:p>
            <text:p>Real-time bandwidth prediction and rate adaptation</text:p>
          </table:table-cell>
          <table:table-cell/>
          <table:table-cell office:value-type="string" calcext:value-type="string">
            <text:p>Linear adaptive filter</text:p>
          </table:table-cell>
          <table:table-cell office:value-type="string" calcext:value-type="string">
            <text:p>Testbed with 1 sender 1 receiver in the use case of a video call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Morteza et al, </text:p>
            <text:p>2015,</text:p>
            <text:p>Mobility and bandwidth prediction…</text:p>
          </table:table-cell>
          <table:table-cell/>
          <table:table-cell office:value-type="string" calcext:value-type="string">
            <text:p>Dynamic bayesian network for predicting mobility (based on current location, time and day of the week)</text:p>
          </table:table-cell>
          <table:table-cell/>
          <table:table-cell office:value-type="string" calcext:value-type="string">
            <text:p>Mobility and network link bandwidth usag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irza et al, </text:p>
            <text:p>2010, </text:p>
            <text:p>A ML Approach to TCP Throghput prediction</text:p>
          </table:table-cell>
          <table:table-cell/>
          <table:table-cell office:value-type="string" calcext:value-type="string">
            <text:p>Support Vector regression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4:23:05.367025175</meta:creation-date>
    <dc:date>2020-04-29T21:34:30.382465582</dc:date>
    <meta:editing-duration>PT5H35M52S</meta:editing-duration>
    <meta:editing-cycles>1</meta:editing-cycles>
    <meta:document-statistic meta:table-count="1" meta:cell-count="32" meta:object-count="0"/>
    <meta:generator>LibreOffice/5.3.6.1$Linux_X86_64 LibreOffice_project/30$Build-1</meta:generator>
  </office:meta>
</office:document-meta>
</file>